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7420950639007861204"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7221890990868691061"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7425511615585226184"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8761810368103271724"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41269181685997788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7082090189893812183"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90674141248580981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842758785480380317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7588446" text:continue-list="list590674141248580981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304602118191352721"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58615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582163"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7579930"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7589648"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588417"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00702550322033715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653179731620751058"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386880172421187715"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577701"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27330199279490679"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872154373608449090"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020153992624826771" text:style-name="L15">
        <text:list-item>
          <text:list>
            <text:list-header>
              <text:p text:style-name="P170">1.5 miles averaging about 9:40/mile and rest 1 min</text:p>
            </text:list-header>
          </text:list>
        </text:list-item>
      </text:list>
      <text:p text:style-name="P23">1 mile in 8:26 and rest 2 min</text:p>
      <text:list xml:id="list151923476895858527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340557573557392796"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593052"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3324732250113635328"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362542430613780975"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7877020177873497161"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7599122" text:continue-list="list1362542430613780975" text:style-name="L19">
        <text:list-item>
          <text:list>
            <text:list-header>
              <text:p text:style-name="P174">(Pace*HR)=1240</text:p>
            </text:list-header>
          </text:list>
        </text:list-item>
      </text:list>
      <text:list xml:id="list37601662" text:continue-list="list3324732250113635328" text:style-name="L18">
        <text:list-item>
          <text:list>
            <text:list-header>
              <text:p text:style-name="P173">2 miles at 10:46/mile Ave HR= 121 bpm and rest a few minutes</text:p>
            </text:list-header>
          </text:list>
        </text:list-item>
      </text:list>
      <text:list xml:id="list37574208" text:continue-list="list37599122"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7605207"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678297674368649299"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162717443105957955"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4921984904229795439"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520054562996200981"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799678772989658427"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841449135693061591"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7589320"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587668"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209999745283530170"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842406350000357346"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583397385517061334"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text:soft-page-break/>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27T17:33:52.27</dc:date>
    <dc:creator>James Lombardi</dc:creator>
    <meta:editing-duration>P18DT23H12M41S</meta:editing-duration>
    <meta:editing-cycles>1472</meta:editing-cycles>
    <meta:generator>OpenOffice/4.1.2$Win32 OpenOffice.org_project/412m3$Build-9782</meta:generator>
    <meta:document-statistic meta:table-count="0" meta:image-count="9" meta:object-count="0" meta:page-count="155" meta:paragraph-count="4410" meta:word-count="48197" meta:character-count="247684"/>
  </office:meta>
</office:document-meta>
</file>